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cc99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ccff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ffff99" fo:border-left="0.06pt solid #000000" fo:border-right="none" fo:border-top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06pt solid #000000"/>
      <style:text-properties style:font-name="Ubuntu" fo:font-size="11pt" fo:language="en" fo:country="US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style:font-name="Ubuntu" fo:font-size="11pt" fo:language="en" fo:country="US" fo:text-shadow="none" style:text-underline-style="none" style:text-underline-mode="continuous" style:text-ov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Ubuntu" fo:font-size="11pt" style:font-size-asian="11pt" style:font-size-complex="11pt"/>
    </style:style>
    <style:style style:name="T3" style:family="text">
      <style:text-properties style:font-style-complex="normal" fo:color="#000000" style:font-style-asian="normal" style:font-weight-complex="normal" style:font-weight-asian="normal" style:font-size-complex="11pt" style:font-size-asian="11pt" fo:text-shadow="none" style:text-outline="false" fo:font-style="normal" style:text-line-through-type="none" style:text-underline-style="none" style:text-underline-color="font-color" fo:font-weight="normal" fo:font-size="11pt" style:font-name="Ubuntu"/>
    </style:style>
    <style:style style:name="T4" style:family="text">
      <style:text-properties style:font-size-complex="11pt" style:font-size-asian="11pt" fo:text-shadow="none" style:text-outline="false" style:text-line-through-type="none" style:text-underline-style="none" style:text-underline-color="font-color" fo:font-size="11pt" style:font-name="Ubuntu" fo:color="#ff6600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-001</text:p>
          </table:table-cell>
          <table:table-cell office:value-type="string" calcext:value-type="string">
            <text:p>Se comprueba que no existen errores sintácticos <text:s/>en los textos de la página con ayuda de un corrector ortográfico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-002</text:p>
          </table:table-cell>
          <table:table-cell office:value-type="string" calcext:value-type="string">
            <text:p>Se comprueba que no existen errores semánticos en los textos de la página mediante la revisión y respuesta de las preguntas en cuestión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-003</text:p>
          </table:table-cell>
          <table:table-cell office:value-type="string" calcext:value-type="string">
            <text:p>Se comprueba que la estructura y contenido de los objetos existentes en la página es correcta mediante revisión manual.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-004</text:p>
          </table:table-cell>
          <table:table-cell table:style-name="ce8" office:value-type="string" calcext:value-type="string">
            <text:p><text:span text:style-name="T1">Se comprueba que el contenido obtenido de la base de datos cumple que l</text:span><text:span text:style-name="T2">a información pasada entre cliente y servidor es válida.</text:span>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-005</text:p>
          </table:table-cell>
          <table:table-cell table:style-name="ce8" office:value-type="string" calcext:value-type="string">
            <text:p><text:span text:style-name="T1">Se comprueba que el contenido obtenido de la base de datos cumple que s</text:span><text:span text:style-name="T2">e formatean correctamente los datos recogidos del usuario.</text:span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-006</text:p>
          </table:table-cell>
          <table:table-cell office:value-type="string" calcext:value-type="string">
            <text:p>Se comprueba que el contenido obtenido de la base de datos cumple que se formatean correctamente los datos mostrados al usuario.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-007</text:p>
          </table:table-cell>
          <table:table-cell office:value-type="string" calcext:value-type="string">
            <text:p>Se prueban las características de la interfaz para garantizar que las reglas de diseño, estética y contenido visual estén disponibles sin error para el usuario mediante una revisión visual.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P-008</text:p>
          </table:table-cell>
          <table:table-cell table:style-name="ce9" office:value-type="string" calcext:value-type="string">
            <text:p><text:span text:style-name="T3">Se realiza una prueba de unidad concreta (verificación) para cada componente de la interfaz. </text:span><text:span text:style-name="T4">Anexo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09</text:p>
          </table:table-cell>
          <table:table-cell office:value-type="string" calcext:value-type="string">
            <text:p>Prueba del requisito RF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10</text:p>
          </table:table-cell>
          <table:table-cell office:value-type="string" calcext:value-type="string">
            <text:p>Prueba del requisito RF-006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-011</text:p>
          </table:table-cell>
          <table:table-cell office:value-type="string" calcext:value-type="string">
            <text:p>Se comprueba que no existen errores sintácticos <text:s/>en los textos de la página con ayuda de un corrector ortográfico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-012</text:p>
          </table:table-cell>
          <table:table-cell office:value-type="string" calcext:value-type="string">
            <text:p>Se comprueba que no existen errores semánticos en los textos de la página mediante la revisión y respuesta de las preguntas en cuestión.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-013</text:p>
          </table:table-cell>
          <table:table-cell office:value-type="string" calcext:value-type="string">
            <text:p>Se comprueba que la estructura y contenido de los objetos existentes en la página es correcta mediante revisión manual.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-014</text:p>
          </table:table-cell>
          <table:table-cell table:style-name="ce8" office:value-type="string" calcext:value-type="string">
            <text:p><text:span text:style-name="T1">Se comprueba que el contenido obtenido de la base de datos cumple que l</text:span><text:span text:style-name="T2">a información pasada entre cliente y servidor es válida.</text:span>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-015</text:p>
          </table:table-cell>
          <table:table-cell table:style-name="ce8" office:value-type="string" calcext:value-type="string">
            <text:p><text:span text:style-name="T1">Se comprueba que el contenido obtenido de la base de datos cumple que s</text:span><text:span text:style-name="T2">e formatean correctamente los datos recogidos del usuario.</text:span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-016</text:p>
          </table:table-cell>
          <table:table-cell office:value-type="string" calcext:value-type="string">
            <text:p>Se comprueba que el contenido obtenido de la base de datos cumple que se formatean correctamente los datos mostrados al usuario.</text:p>
          </table:table-cell>
          <table:table-cell table:number-columns-repeated="4"/>
          <table:table-cell table:style-name="ce12"/>
        </table:table-row>
        <table:table-row table:style-name="ro1">
          <table:table-cell table:style-name="ce3" office:value-type="string" calcext:value-type="string">
            <text:p>P-017</text:p>
          </table:table-cell>
          <table:table-cell office:value-type="string" calcext:value-type="string">
            <text:p>Se prueban las características de la interfaz para garantizar que las reglas de diseño, estética y contenido visual estén disponibles sin error para el usuario mediante una revisión visual.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P-018</text:p>
          </table:table-cell>
          <table:table-cell table:style-name="ce9" office:value-type="string" calcext:value-type="string">
            <text:p><text:span text:style-name="T3">Se realiza una prueba de unidad concreta (verificación) para cada componente de la interfaz. </text:span><text:span text:style-name="T4">Anexo</text:span>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P-019</text:p>
          </table:table-cell>
          <table:table-cell table:style-name="ce10" office:value-type="string" calcext:value-type="string">
            <text:p>Se evalúa la correcta ejecución de la navegación para cada una de las USN del incremento 1.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P-020</text:p>
          </table:table-cell>
          <table:table-cell table:style-name="ce10" office:value-type="string" calcext:value-type="string">
            <text:p>Se evalúa la correcta ejecución de la navegación para cada una de las USN del incremento 2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21</text:p>
          </table:table-cell>
          <table:table-cell office:value-type="string" calcext:value-type="string">
            <text:p>Prueba del requisito RF-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22</text:p>
          </table:table-cell>
          <table:table-cell office:value-type="string" calcext:value-type="string">
            <text:p>Prueba del requisito RF-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23</text:p>
          </table:table-cell>
          <table:table-cell office:value-type="string" calcext:value-type="string">
            <text:p>Prueba del requisito RF-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24</text:p>
          </table:table-cell>
          <table:table-cell office:value-type="string" calcext:value-type="string">
            <text:p>Prueba del requisito RF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25</text:p>
          </table:table-cell>
          <table:table-cell office:value-type="string" calcext:value-type="string">
            <text:p>Se comprueba que no existen errores sintácticos <text:s/>en los textos de la página con ayuda de un corrector ortográfico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26</text:p>
          </table:table-cell>
          <table:table-cell office:value-type="string" calcext:value-type="string">
            <text:p>Se comprueba que no existen errores semánticos en los textos de la página mediante la revisión y respuesta de las preguntas en cuestió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27</text:p>
          </table:table-cell>
          <table:table-cell office:value-type="string" calcext:value-type="string">
            <text:p>Se comprueba que la estructura y contenido de los objetos existentes en la página es correcta mediante revisión manual.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-028</text:p>
          </table:table-cell>
          <table:table-cell table:style-name="ce8" office:value-type="string" calcext:value-type="string">
            <text:p><text:span text:style-name="T1">Se comprueba que el contenido obtenido de la base de datos cumple que l</text:span><text:span text:style-name="T2">a información pasada entre cliente y servidor es válida.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-029</text:p>
          </table:table-cell>
          <table:table-cell table:style-name="ce8" office:value-type="string" calcext:value-type="string">
            <text:p><text:span text:style-name="T1">Se comprueba que el contenido obtenido de la base de datos cumple que s</text:span><text:span text:style-name="T2">e formatean correctamente los datos recogidos del usuario.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30</text:p>
          </table:table-cell>
          <table:table-cell office:value-type="string" calcext:value-type="string">
            <text:p>Se comprueba que el contenido obtenido de la base de datos cumple que se formatean correctamente los datos mostrados al usuario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31</text:p>
          </table:table-cell>
          <table:table-cell office:value-type="string" calcext:value-type="string">
            <text:p>Se prueban las características de la interfaz para garantizar que las reglas de diseño, estética y contenido visual estén disponibles sin error para el usuario mediante una revisión visual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-032</text:p>
          </table:table-cell>
          <table:table-cell table:style-name="ce9" office:value-type="string" calcext:value-type="string">
            <text:p><text:span text:style-name="T3">Se realiza una prueba de unidad concreta (verificación) para cada componente de la interfaz. </text:span><text:span text:style-name="T4">Anexo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33</text:p>
          </table:table-cell>
          <table:table-cell table:style-name="Default" office:value-type="string" calcext:value-type="string">
            <text:p>Usabilid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34</text:p>
          </table:table-cell>
          <table:table-cell table:style-name="Default" office:value-type="string" calcext:value-type="string">
            <text:p>Se evalúa la sintaxis de navegación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-035</text:p>
          </table:table-cell>
          <table:table-cell table:style-name="ce10" office:value-type="string" calcext:value-type="string">
            <text:p>Se evalúa la correcta ejecución de la navegación para cada una de las USN del incremento 3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36</text:p>
          </table:table-cell>
          <table:table-cell table:style-name="ce11" office:value-type="string" calcext:value-type="string">
            <text:p>Prueba del requisito RF-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-037</text:p>
          </table:table-cell>
          <table:table-cell table:style-name="ce11" office:value-type="string" calcext:value-type="string">
            <text:p>Prueba del requisito RF-008</text:p>
          </table:table-cell>
          <table:table-cell table:number-columns-repeated="5"/>
        </table:table-row>
        <table:table-row table:style-name="ro5">
          <table:table-cell table:style-name="Default" office:value-type="string" calcext:value-type="string">
            <text:p>P-038</text:p>
          </table:table-cell>
          <table:table-cell table:style-name="Default" office:value-type="string" calcext:value-type="string">
            <text:p>Prueba de seguridad RNF-001</text:p>
          </table:table-cell>
          <table:table-cell table:number-columns-repeated="5"/>
        </table:table-row>
        <table:table-row table:style-name="ro5">
          <table:table-cell table:style-name="Default" office:value-type="string" calcext:value-type="string">
            <text:p>p-039</text:p>
          </table:table-cell>
          <table:table-cell table:style-name="Default" office:value-type="string" calcext:value-type="string">
            <text:p>Prueba de rendimiento RNF-0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1:18:23.452815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0:15:28.094759736</meta:creation-date>
    <meta:generator>LibreOffice/4.2.8.2$Linux_X86_64 LibreOffice_project/420m0$Build-2</meta:generator>
    <dc:date>2018-01-29T11:18:41.604539763</dc:date>
    <meta:editing-duration>PT4H41M5S</meta:editing-duration>
    <meta:editing-cycles>16</meta:editing-cycles>
    <meta:document-statistic meta:table-count="1" meta:cell-count="80" meta:object-count="0"/>
  </office:meta>
</office:document-meta>
</file>